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outline1">
      <style:graphic-properties fo:min-height="12.1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4.066cm"/>
    </style:style>
    <style:style style:name="pr5" style:family="presentation" style:parent-style-name="Default-title">
      <style:graphic-properties fo:min-height="3.799cm"/>
    </style:style>
    <style:style style:name="P1" style:family="paragraph">
      <style:text-properties fo:color="#6666ff"/>
    </style:style>
    <style:style style:name="P2" style:family="paragraph">
      <style:paragraph-properties fo:text-align="center"/>
    </style:style>
    <style:style style:name="P3" style:family="paragraph">
      <style:paragraph-properties fo:text-align="center"/>
      <style:text-properties fo:font-size="32pt" style:font-size-asian="32pt" style:font-size-complex="32pt"/>
    </style:style>
    <style:style style:name="P4" style:family="paragraph">
      <style:paragraph-properties fo:margin-left="0cm" fo:margin-right="0cm" fo:text-indent="0cm"/>
    </style:style>
    <style:style style:name="P5" style:family="paragraph">
      <style:paragraph-properties fo:margin-left="0cm" fo:margin-right="0cm" fo:text-indent="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6" style:family="paragraph">
      <style:text-properties fo:color="#6666ff" fo:font-size="32pt" style:font-size-asian="32pt" style:font-size-complex="32pt"/>
    </style:style>
    <style:style style:name="P7" style:family="paragraph">
      <style:paragraph-properties fo:margin-left="1.27cm" fo:margin-right="0cm" fo:text-indent="-0.635cm"/>
    </style:style>
    <style:style style:name="P8" style:family="paragraph">
      <style:paragraph-properties fo:margin-left="0cm" fo:margin-right="0cm" fo:text-align="center" fo:text-indent="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9" style:family="paragraph">
      <style:paragraph-properties fo:margin-left="0cm" fo:margin-right="0cm" fo:text-align="center" fo:text-indent="0cm"/>
    </style:style>
    <style:style style:name="P10" style:family="paragraph">
      <style:text-properties fo:color="#0000cc" fo:font-size="32pt" style:font-size-asian="32pt" style:font-size-complex="32pt"/>
    </style:style>
    <style:style style:name="P11" style:family="paragraph">
      <style:text-properties fo:font-size="20pt"/>
    </style:style>
    <style:style style:name="P12" style:family="paragraph">
      <style:text-properties fo:color="#3333ff" fo:font-size="32pt" style:font-size-asian="32pt" style:font-size-complex="32pt"/>
    </style:style>
    <style:style style:name="P13" style:family="paragraph">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14" style:family="paragraph">
      <style:text-properties fo:font-size="16pt" style:font-size-asian="16pt" style:font-size-complex="16pt"/>
    </style:style>
    <style:style style:name="P15" style:family="paragraph">
      <style:text-properties fo:font-size="18pt" style:font-size-asian="18pt" style:font-size-complex="18pt"/>
    </style:style>
    <style:style style:name="P16" style:family="paragraph">
      <style:paragraph-properties fo:text-align="center"/>
      <style:text-properties fo:font-size="18pt" style:font-size-asian="18pt" style:font-size-complex="18pt"/>
    </style:style>
    <style:style style:name="P17" style:family="paragraph">
      <style:text-properties fo:font-size="20pt" style:font-size-asian="20pt" style:font-size-complex="20pt"/>
    </style:style>
    <style:style style:name="P18" style:family="paragraph">
      <style:text-properties fo:font-size="24pt" style:font-size-asian="24pt" style:font-size-complex="24pt"/>
    </style:style>
    <style:style style:name="P19" style:family="paragraph">
      <style:paragraph-properties fo:text-align="center">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20" style:family="paragraph">
      <style:paragraph-properties fo:text-align="center"/>
      <style:text-properties fo:font-size="20pt" style:font-size-asian="20pt" style:font-size-complex="20pt"/>
    </style:style>
    <style:style style:name="P21" style:family="paragraph">
      <style:paragraph-properties fo:text-align="center"/>
      <style:text-properties fo:font-size="22pt" style:font-size-asian="22pt" style:font-size-complex="22pt"/>
    </style:style>
    <style:style style:name="P22" style:family="paragraph">
      <style:text-properties fo:color="#3399ff" fo:font-size="32pt" style:font-size-asian="32pt" style:font-size-complex="32pt"/>
    </style:style>
    <style:style style:name="P23" style:family="paragraph">
      <style:paragraph-properties fo:text-align="center">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font-size="18pt" style:font-size-asian="18pt" style:font-size-complex="18pt"/>
    </style:style>
    <style:style style:name="P24" style:family="paragraph">
      <style:text-properties fo:color="#0000ff" fo:font-size="32pt" style:font-size-asian="32pt" style:font-size-complex="32pt"/>
    </style:style>
    <style:style style:name="P25" style:family="paragraph">
      <style:paragraph-properties fo:text-align="star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font-size="22pt" style:font-size-asian="22pt" style:font-size-complex="22pt"/>
    </style:style>
    <style:style style:name="T1" style:family="text">
      <style:text-properties fo:color="#6666ff"/>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color="#6666ff" fo:font-size="32pt" style:font-size-asian="32pt" style:font-size-complex="32pt"/>
    </style:style>
    <style:style style:name="T5" style:family="text">
      <style:text-properties fo:font-size="12pt" style:font-size-asian="12pt" style:font-size-complex="12pt"/>
    </style:style>
    <style:style style:name="T6" style:family="text">
      <style:text-properties fo:font-family="Symbol" fo:font-size="24pt" style:font-family-asian="Symbol" style:font-size-asian="24pt" style:font-family-complex="Symbol" style:font-size-complex="24pt"/>
    </style:style>
    <style:style style:name="T7" style:family="text">
      <style:text-properties fo:font-size="24pt" style:font-size-asian="24pt" style:font-size-complex="24pt"/>
    </style:style>
    <style:style style:name="T8" style:family="text">
      <style:text-properties fo:color="#0000cc" fo:font-size="32pt" style:font-size-asian="32pt" style:font-size-complex="32pt"/>
    </style:style>
    <style:style style:name="T9" style:family="text">
      <style:text-properties fo:color="#3333ff" fo:font-size="32pt" style:font-size-asian="32pt" style:font-size-complex="32pt"/>
    </style:style>
    <style:style style:name="T10" style:family="text">
      <style:text-properties fo:font-size="16pt" style:font-size-asian="16pt" style:font-size-complex="16pt"/>
    </style:style>
    <style:style style:name="T11" style:family="text">
      <style:text-properties fo:font-size="18pt" style:font-size-asian="18pt" style:font-size-complex="18pt"/>
    </style:style>
    <style:style style:name="T12" style:family="text">
      <style:text-properties fo:font-size="20pt" style:font-size-asian="20pt" style:font-size-complex="20pt"/>
    </style:style>
    <style:style style:name="T13" style:family="text">
      <style:text-properties fo:font-size="22pt" style:font-size-asian="22pt" style:font-size-complex="22pt"/>
    </style:style>
    <style:style style:name="T14" style:family="text">
      <style:text-properties fo:color="#3399ff" fo:font-size="32pt" style:font-size-asian="32pt" style:font-size-complex="32pt"/>
    </style:style>
    <style:style style:name="T15" style:family="text">
      <style:text-properties fo:font-size="18pt" fo:font-weight="bold" style:font-size-asian="18pt" style:font-weight-asian="bold" style:font-size-complex="18pt" style:font-weight-complex="bold"/>
    </style:style>
    <style:style style:name="T16" style:family="text">
      <style:text-properties fo:color="#0000ff" fo:font-size="32pt" style:font-size-asian="32pt" style:font-size-complex="32pt"/>
    </style:style>
    <style:style style:name="T17"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JQUERY</text:span></text:p>
          </draw:text-box>
        </draw:frame>
        <draw:frame presentation:style-name="pr2" draw:text-style-name="P3" draw:layer="layout" svg:width="25.199cm" svg:height="12.18cm" svg:x="1.4cm" svg:y="4.914cm" presentation:class="outline">
          <draw:text-box>
            <text:p text:style-name="P2"><text:span text:style-name="T2">El jQuery es una librería de JavaScript para acceder a los objetos del DOM de un modo simplificado.</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user-transformed="true">
          <draw:text-box>
            <text:p><text:span text:style-name="T3">El sitio oficial de la librería lo puedes acceder desde </text:span><text:span text:style-name="T3"><text:a xlink:href="http://www.jquery.com/">aquí</text:a></text:span><text:span text:style-name="T3"> donde puedes descargar el archivo para tus proyectos, además de poder enterarte de las mejoras constantes que se le hacen.</text:span></text:p>
            <text:p text:style-name="P4"><text:span text:style-name="T3">El autor de esta librería es </text:span><text:span text:style-name="T3"><text:a xlink:href="http://ejohn.org/">John Resig</text:a></text:span><text:span text:style-name="T3"> </text:span></text:p>
            <text:p><text:span text:style-name="T3">Para utilizar la librería <text:s/>debemos descargarla del sitio oficial y en cada página que lo requiera agregar:</text:span></text:p>
            <text:p text:style-name="P5"><text:span text:style-name="T3">&lt;script type="text/javascript" src="jquery.js"&gt;&lt;/script&gt; </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6" draw:layer="layout" svg:width="25.199cm" svg:height="3.506cm" svg:x="1.4cm" svg:y="0.837cm" presentation:class="title">
          <draw:text-box>
            <text:p><text:span text:style-name="T4">La librería jQuery en resumen nos aporta las siguientes ventajas:</text:span></text:p>
          </draw:text-box>
        </draw:frame>
        <draw:frame presentation:style-name="pr4" draw:layer="layout" svg:width="25.199cm" svg:height="14.066cm" svg:x="1.4cm" svg:y="4.914cm" presentation:class="outline" presentation:user-transformed="true">
          <draw:text-box>
            <text:p><text:span text:style-name="T5"/></text:p>
            <text:p text:style-name="P7"><text:span text:style-name="T6">·</text:span><text:span text:style-name="T6"><text:tab/></text:span><text:span text:style-name="T7">Nos ahorra muchas líneas de código. </text:span></text:p>
            <text:p text:style-name="P7"><text:span text:style-name="T6">·</text:span><text:span text:style-name="T6"><text:tab/></text:span><text:span text:style-name="T7">Nos hace transparente el soporte de nuestra aplicación para </text:span><text:span text:style-name="T7"><text:tab/></text:span><text:span text:style-name="T7">los navegadores principales. </text:span></text:p>
            <text:p text:style-name="P7"><text:span text:style-name="T6">·</text:span><text:span text:style-name="T6"><text:tab/></text:span><text:span text:style-name="T7">Nos provee de un mecanismo para la captura de eventos. </text:span></text:p>
            <text:p text:style-name="P7"><text:span text:style-name="T6">·</text:span><text:span text:style-name="T6"><text:tab/></text:span><text:span text:style-name="T7">Provee un conjunto de funciones para animar el contenido </text:span><text:span text:style-name="T7"><text:tab/></text:span><text:span text:style-name="T7"><text:tab/></text:span><text:span text:style-name="T7">de la página en forma muy sencilla. </text:span></text:p>
            <text:p text:style-name="P7"><text:span text:style-name="T6">·</text:span><text:span text:style-name="T6"><text:tab/></text:span><text:span text:style-name="T7">Integra funcionalidades para trabajar con AJAX. </text:span></text:p>
            <text:p text:style-name="P7"><text:span text:style-name="T6">·</text:span><text:span text:style-name="T6"><text:tab/></text:span><text:span text:style-name="T7">Existen un amplio abanico de extensiones.La librería jQuery </text:span><text:span text:style-name="T7"><text:tab/></text:span><text:span text:style-name="T7">en resumen nos aporta las siguientes ventajas:</text:span></text:p>
            <text:p text:style-name="P7"><text:span text:style-name="T6"/></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6" draw:layer="layout" svg:width="25.199cm" svg:height="3.506cm" svg:x="1.4cm" svg:y="0.837cm" presentation:class="title">
          <draw:text-box>
            <text:p><text:span text:style-name="T4">Selección de elementos por el tipo de elementos.</text:span></text:p>
          </draw:text-box>
        </draw:frame>
        <draw:frame presentation:style-name="pr2" draw:layer="layout" svg:width="25.199cm" svg:height="12.18cm" svg:x="1.4cm" svg:y="4.914cm" presentation:class="outline">
          <draw:text-box>
            <text:p>La sintaxis para tener la referencia de todos los elementos de cierto tipo (a, p, h1, etc.):</text:p>
            <text:p text:style-name="P8">$("nombre del elemento")</text:p>
            <text:p text:style-name="P4">Es decir es casi igual que obtener la referencia de un elemento particular mediante el id, solo difiere en que no le antecedemos el caracter #.</text:p>
            <text:p><text:span text:style-name="T2">Podemos con esto definir funciones comunes a un conjunto de elementos.</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6" draw:layer="layout" svg:width="25.199cm" svg:height="3.506cm" svg:x="1.4cm" svg:y="0.837cm" presentation:class="title">
          <draw:text-box>
            <text:p><text:span text:style-name="T4">Selección de elementos utilizando los selectores CSS.</text:span></text:p>
          </draw:text-box>
        </draw:frame>
        <draw:frame presentation:style-name="pr2" draw:text-style-name="P3" draw:layer="layout" svg:width="25.199cm" svg:height="12.18cm" svg:x="1.4cm" svg:y="4.914cm" presentation:class="outline" presentation:user-transformed="true">
          <draw:text-box>
            <text:p text:style-name="P2"><text:span text:style-name="T2">Una de las características más interesantes de jQuery es poder obtener la referencia de elementos del DOM utilizando para ello selectores de CSS (Significa que el manejo de Hojas de estilo nos facilita las cosas)</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6" draw:layer="layout" svg:width="25.199cm" svg:height="3.506cm" svg:x="1.4cm" svg:y="0.837cm" presentation:class="title">
          <draw:text-box>
            <text:p><text:span text:style-name="T4">Selección de elementos utilizando las clases CSS definidas.</text:span></text:p>
          </draw:text-box>
        </draw:frame>
        <draw:frame presentation:style-name="pr2" draw:text-style-name="P2" draw:layer="layout" svg:width="25.199cm" svg:height="12.18cm" svg:x="1.4cm" svg:y="4.914cm" presentation:class="outline">
          <draw:text-box>
            <text:p text:style-name="P2">Recordemos que definimos clases en CSS cuando una regla de estilo puede ser igual para un conjunto de marcas HTML.</text:p>
            <text:p text:style-name="P9"><text:span text:style-name="T2">Mediante este nombre de clase podemos acceder a todos los elementos utilizando la función $:</text:span></text:p>
            <text:p text:style-name="P8">x=$(".nombre de clase");</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0" draw:layer="layout" svg:width="25.199cm" svg:height="3.506cm" svg:x="1.4cm" svg:y="0.837cm" presentation:class="title">
          <draw:text-box>
            <text:p><text:span text:style-name="T8">Selección de un elemento del documento mediante el id.</text:span></text:p>
          </draw:text-box>
        </draw:frame>
        <draw:frame presentation:style-name="pr2" draw:layer="layout" svg:width="25.199cm" svg:height="12.18cm" svg:x="1.4cm" svg:y="4.914cm" presentation:class="outline">
          <draw:text-box>
            <text:p><text:span text:style-name="T5"/></text:p>
            <text:p text:style-name="P8"/>
            <text:p text:style-name="P8"/>
            <text:p text:style-name="P8">$("#nombre del id")</text:p>
          </draw:text-box>
        </draw:frame>
        <presentation:notes draw:style-name="dp2">
          <draw:page-thumbnail draw:style-name="gr1" draw:layer="layout" svg:width="14.848cm" svg:height="11.136cm" svg:x="3.075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9">Método text(), text(valor)</text:span></text:p>
          </draw:text-box>
        </draw:frame>
        <draw:frame presentation:style-name="pr2" draw:text-style-name="P14" draw:layer="layout" svg:width="25.199cm" svg:height="12.18cm" svg:x="1.4cm" svg:y="4.914cm" presentation:class="outline" presentation:user-transformed="true">
          <draw:text-box>
            <text:p><text:span text:style-name="T10">Para saber el contenido de un elemento el objeto jQuery cuenta con un método llamado text(), por ejemplo:</text:span></text:p>
            <text:p text:style-name="P13"><text:span text:style-name="T10"><text:s text:c="35"/></text:span><text:span text:style-name="T10">var x=$("#parrafo1").text();</text:span></text:p>
            <text:p><text:span text:style-name="T10">Luego si queremos cambiar el texto del párrafo deberíamos disponer:</text:span></text:p>
            <text:p text:style-name="P13"><text:span text:style-name="T10"><text:s text:c="33"/></text:span><text:span text:style-name="T10">$("#parrafo1").text("Este es el texto nuevo");</text:span></text:p>
            <text:p text:style-name="P13"><text:span text:style-name="T10">Pero hay que tener mucho cuidado cuando utilizamos jQuery ya que podemos cambiar el contenido de muchos elementos con una sola llamada al método text, por ejemplo:</text:span></text:p>
            <text:p text:style-name="P13"><text:span text:style-name="T10"><text:s text:c="33"/></text:span><text:span text:style-name="T10">var x=$("p");</text:span></text:p>
            <text:p text:style-name="P13"><text:span text:style-name="T10"><text:s text:c="33"/></text:span><text:span text:style-name="T10">x.text("Este texto aparece en todos los párrafos del documento");</text:span></text:p>
            <text:p text:style-name="P13"><text:span text:style-name="T10">El código anterior crea un objeto jQuery con la referencia a todos los párrafos contenidos en el documento. Luego si llamamos al método text enviándole una cadena, esta aparecerá en todo el documento remplazando el contenido de los párrafos actuales.</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text-style-name="P12" draw:layer="layout" svg:width="25.199cm" svg:height="3.799cm" svg:x="1.4cm" svg:y="0.691cm" presentation:class="title" presentation:user-transformed="true">
          <draw:text-box>
            <text:p><text:span text:style-name="T9">Métodos attr(nombre de propiedad), attr(nombre de propiedad,valor) y removeAttr(nombre de propiedad)</text:span></text:p>
          </draw:text-box>
        </draw:frame>
        <draw:frame presentation:style-name="pr2" draw:text-style-name="P15" draw:layer="layout" svg:width="25.199cm" svg:height="12.18cm" svg:x="1.4cm" svg:y="4.914cm" presentation:class="outline">
          <draw:text-box>
            <text:p><text:span text:style-name="T11">Estos métodos nos permiten agregar propiedades a un elemento HTML y recuperar el valor de una propiedad. </text:span></text:p>
            <text:p><text:span text:style-name="T11">Para recuperar el valor de una propiedad (si hay muchos elementos que recupera la función $, solo retorna la propiedad del primero):</text:span></text:p>
            <text:p text:style-name="P13"><text:span text:style-name="T11"><text:s text:c="22"/></text:span><text:span text:style-name="T11">$(elemento).attr(nombre de propiedad)</text:span></text:p>
            <text:p><text:span text:style-name="T11">Para fijar el valor de una propiedad (si hay muchos elementos que recupera la función $, se inicializan para todos):</text:span></text:p>
            <text:p text:style-name="P13"><text:span text:style-name="T11"><text:s text:c="21"/></text:span><text:span text:style-name="T11">$(elemento).attr(nombre de propiedad,valor)</text:span></text:p>
            <text:p><text:span text:style-name="T11">Para eliminar una propiedad de un elemento o conjunto de elementos tenemos:</text:span></text:p>
            <text:p text:style-name="P13"><text:span text:style-name="T11"><text:s text:c="21"/></text:span><text:span text:style-name="T11">$(elemento).removeAttr(nombre de la propiedad)</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9">Métodos addClass y removeClass.</text:span></text:p>
          </draw:text-box>
        </draw:frame>
        <draw:frame presentation:style-name="pr2" draw:text-style-name="P16" draw:layer="layout" svg:width="25.199cm" svg:height="12.18cm" svg:x="1.4cm" svg:y="4.914cm" presentation:class="outline">
          <draw:text-box>
            <text:p text:style-name="P2"><text:span text:style-name="T11">Los métodos addClass y removeClass nos permiten asociar y desasociar una clase a un elemento o conjunto de elementos HTML.</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9">Método html() y html(valor)</text:span></text:p>
          </draw:text-box>
        </draw:frame>
        <draw:frame presentation:style-name="pr2" draw:text-style-name="P17" draw:layer="layout" svg:width="25.199cm" svg:height="12.18cm" svg:x="1.4cm" svg:y="4.914cm" presentation:class="outline">
          <draw:text-box>
            <text:p text:style-name="P13"><text:span text:style-name="T12"><text:s text:c="20"/></text:span><text:span text:style-name="T12">html([bloque html]) </text:span></text:p>
            <text:p><text:span text:style-name="T12">Nos permite agregar un bloque de html a partir de un elemento de la página. Básicamente es la propiedad innerHTML del DOM.</text:span></text:p>
            <text:p><text:span text:style-name="T12">Y el método:</text:span></text:p>
            <text:p text:style-name="P13"><text:span text:style-name="T12"><text:s text:c="32"/></text:span><text:span text:style-name="T12">html()</text:span></text:p>
            <text:p><text:span text:style-name="T12">Nos retorna el bloque html contenido a partir del elemento html que hace referencia el objeto jQuery.</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9">Administración de eventos con jQuery.</text:span></text:p>
          </draw:text-box>
        </draw:frame>
        <draw:frame presentation:style-name="pr2" draw:layer="layout" svg:width="25.199cm" svg:height="12.18cm" svg:x="1.4cm" svg:y="4.914cm" presentation:class="outline" presentation:user-transformed="true">
          <draw:text-box>
            <text:p><text:span text:style-name="T5">jQuery facilita la administración de eventos de JavaScript y lo más importante nos hace transparente la diferencia en el registro de eventos entre distintos navegadores (IExplorer, FireFox, Chrome, Safari, Opera)</text:span></text:p>
            <text:p><text:span text:style-name="T5">Ya hemos utilizado el manejador de eventos:</text:span></text:p>
            <text:p text:style-name="P13"><text:span text:style-name="T5"><text:s text:c="32"/></text:span><text:span text:style-name="T5">$(documento).ready(nombre de función)</text:span></text:p>
            <text:p text:style-name="P13"><text:span text:style-name="T5">Este función que registramos mediante el método ready se ejecuta cuando el DOM del documento está en memoria. Si no utilizamos la librería jQuery hacemos esto a través del evento load.</text:span></text:p>
            <text:p text:style-name="P13"><text:span text:style-name="T5">Otro evento que hemos visto en conceptos anteriores es el click de un elemento, la sintaxis utilizada:</text:span></text:p>
            <text:p text:style-name="P13"><text:span text:style-name="T5"><text:s text:c="32"/></text:span><text:span text:style-name="T5">$("button").click(presionBoton);</text:span></text:p>
            <text:p text:style-name="P13"><text:span text:style-name="T5">Con este pequeño código registramos la función presionBoton para todos los elementos de tipo button del documento.</text:span></text:p>
            <text:p text:style-name="P13"><text:span text:style-name="T5">Con este otro código:</text:span></text:p>
            <text:p text:style-name="P13"><text:span text:style-name="T5"><text:s text:c="32"/></text:span><text:span text:style-name="T5">$("#boton1").click(presionBoton);</text:span></text:p>
            <text:p text:style-name="P13"><text:span text:style-name="T5">solo se registra para el elemento con id con valor "boton1".</text:span></text:p>
            <text:p text:style-name="P13"><text:span text:style-name="T5">Por último con este código se registra para todos los elementos "button" que dependen del div con valor de id igual a "formulario1":</text:span></text:p>
            <text:p text:style-name="P13"><text:span text:style-name="T5"><text:s text:c="32"/></text:span><text:span text:style-name="T5">$("#formulario1 button").click(presionBoton);</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9">Eventos mouseover y mouseout.</text:span></text:p>
          </draw:text-box>
        </draw:frame>
        <draw:frame presentation:style-name="pr2" draw:text-style-name="P18" draw:layer="layout" svg:width="25.199cm" svg:height="12.18cm" svg:x="1.4cm" svg:y="4.914cm" presentation:class="outline">
          <draw:text-box>
            <text:p text:style-name="P2"><text:span text:style-name="T7">Los eventos de JavaScript onmouseover y onmouseout son los equivalentes mouseover y mouseout de jQuery. Estos eventos están generalmente unidos. El primero se dispara cuando ingresamos la flecha del mouse a un elemento HTML y el segundo cuando sacamos la flecha del control.</text:span></text:p>
            <text:p><text:span text:style-name="T7"/></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9">Evento hover.</text:span></text:p>
          </draw:text-box>
        </draw:frame>
        <draw:frame presentation:style-name="pr2" draw:text-style-name="P20" draw:layer="layout" svg:width="25.199cm" svg:height="12.18cm" svg:x="1.4cm" svg:y="4.914cm" presentation:class="outline" presentation:user-transformed="true">
          <draw:text-box>
            <text:p text:style-name="P2"><text:span text:style-name="T12">jQuery no solo mapea los eventos del DOM sino que provee otros que combinan estos.</text:span></text:p>
            <text:p text:style-name="P2"><text:span text:style-name="T12">Como decíamos es común utilizar los eventos mouseover y mouseout en común, por eso en jQuery existe un evento llamado hover que tiene dos parámetros:</text:span></text:p>
            <text:p text:style-name="P19"><text:span text:style-name="T12">$(elemento).hover([función de ingreso del mouse],[función de salida del mouse])</text:span></text:p>
            <text:p text:style-name="P19"><text:span text:style-name="T12">Es decir que al evento hover asociamos dos funciones, la primera se ejecuta cuando ingresamos la flecha del mouse dentro del elemento y la segunda cuando retiramos la flecha del mouse.</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9">Evento mousemove.</text:span></text:p>
          </draw:text-box>
        </draw:frame>
        <draw:frame presentation:style-name="pr2" draw:text-style-name="P20" draw:layer="layout" svg:width="25.199cm" svg:height="12.18cm" svg:x="1.4cm" svg:y="4.914cm" presentation:class="outline">
          <draw:text-box>
            <text:p text:style-name="P2"><text:span text:style-name="T12">Este evento se dispara cuando se mueve la flecha del mouse dentro del elemento HTML respectivo.</text:span></text:p>
            <text:p text:style-name="P2"><text:span text:style-name="T12">Si queremos recuperar la coordenada donde se encuentra en ese momento el mouse, jQuery pasa el objeto event como parámetro (con la ventaja que hace transparente las diferencias entre IE y otros navegadores)</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9">Eventos mousedown y mouseup.</text:span></text:p>
          </draw:text-box>
        </draw:frame>
        <draw:frame presentation:style-name="pr2" draw:text-style-name="P21" draw:layer="layout" svg:width="25.199cm" svg:height="12.18cm" svg:x="1.4cm" svg:y="4.914cm" presentation:class="outline">
          <draw:text-box>
            <text:p text:style-name="P2"><text:span text:style-name="T13">El evento mousedown se dispara cuando presionamos alguno de los botones del mouse y el evento mouseup cuando dejamos de presionar el botón.</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9">Evento dblclick</text:span></text:p>
          </draw:text-box>
        </draw:frame>
        <draw:frame presentation:style-name="pr2" draw:text-style-name="P21" draw:layer="layout" svg:width="25.199cm" svg:height="12.18cm" svg:x="1.4cm" svg:y="4.914cm" presentation:class="outline" presentation:user-transformed="true">
          <draw:text-box>
            <text:p text:style-name="P2"><text:span text:style-name="T13">El evento dblclick se dispara cuando se presiona dos veces seguidas el botón izquierdo del mouse.</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9">Evento focus.</text:span></text:p>
          </draw:text-box>
        </draw:frame>
        <draw:frame presentation:style-name="pr2" draw:text-style-name="P20" draw:layer="layout" svg:width="25.199cm" svg:height="12.18cm" svg:x="1.4cm" svg:y="4.914cm" presentation:class="outline">
          <draw:text-box>
            <text:p text:style-name="P2"><text:span text:style-name="T12">El evento focus se produce cuando se activa el control. Podemos capturar el evento focus de un control de tipo text, textarea, button, checkbox, fileupload, password, radio, reset y submit.</text:span></text:p>
            <text:p text:style-name="P2"><text:span text:style-name="T12">Es común a muchos sitio donde se puede buscar información,disponer un control de tipo text con la leyenda 'Buscar...' y sin ningún botón a su lado. Cuando el control toma foco se borra automáticamente su contenido, el operador ingresa el texto a buscar y presiona la tecla ENTER.</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9">Evento blur.</text:span></text:p>
          </draw:text-box>
        </draw:frame>
        <draw:frame presentation:style-name="pr2" draw:text-style-name="P21" draw:layer="layout" svg:width="25.199cm" svg:height="12.18cm" svg:x="1.4cm" svg:y="4.914cm" presentation:class="outline" presentation:user-transformed="true">
          <draw:text-box>
            <text:p text:style-name="P2"><text:span text:style-name="T13">El evento blur se dispara cuando pierde el foco el control.</text:span><text:span text:style-name="T13"><text:line-break/></text:span><text:span text:style-name="T13">Podemos capturar el evento blur de un control de tipo text, textarea, button, checkbox, fileupload, password, radio, reset y submit.</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2" draw:layer="layout" svg:width="25.199cm" svg:height="3.506cm" svg:x="1.4cm" svg:y="0.837cm" presentation:class="title">
          <draw:text-box>
            <text:p text:style-name="P22"><text:span text:style-name="T14">Manipulación de los elementos del DOM.</text:span></text:p>
          </draw:text-box>
        </draw:frame>
        <draw:frame presentation:style-name="pr2" draw:text-style-name="P21" draw:layer="layout" svg:width="25.199cm" svg:height="12.18cm" svg:x="1.4cm" svg:y="4.914cm" presentation:class="outline">
          <draw:text-box>
            <text:p text:style-name="P21"><text:span text:style-name="T13">jQuery dispone de una serie de métodos que nos facilitan el tratamiento de los elementos del Dom.</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 text:style-name="P12"><text:span text:style-name="T9">Efectos con los métodos show y hide.</text:span></text:p>
          </draw:text-box>
        </draw:frame>
        <draw:frame presentation:style-name="pr2" draw:text-style-name="P21" draw:layer="layout" svg:width="25.199cm" svg:height="12.18cm" svg:x="1.4cm" svg:y="4.914cm" presentation:class="outline">
          <draw:text-box>
            <text:p text:style-name="P21"><text:span text:style-name="T13">Una característica muy interesante de jQuery que nos provee de un serie de efectos visuales.</text:span></text:p>
            <text:p text:style-name="P21"><text:span text:style-name="T13">Ya utilizamos los métodos hide() y show(), que tienen por objetivo ocultar y mostrar elementos HTML. Ahora veremos que podemos hacer que cuando se oculte o muestre un elemento lo haga con una pequeña animación (que se oculte o muestre lentamente)</text:span></text:p>
            <text:p text:style-name="P21"><text:span text:style-name="T13">Estas características pueden ayudar al usuario a concentrarse en una parte de la página donde sucede la animación</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 text:style-name="P12"><text:span text:style-name="T9">Efectos con los métodos fadeIn y fadeOut</text:span></text:p>
          </draw:text-box>
        </draw:frame>
        <draw:frame presentation:style-name="pr2" draw:text-style-name="P21" draw:layer="layout" svg:width="25.199cm" svg:height="12.18cm" svg:x="1.4cm" svg:y="4.914cm" presentation:class="outline">
          <draw:text-box>
            <text:p text:style-name="P21"><text:span text:style-name="T13">Estos dos métodos son similares a show y hide pero con la diferencia que fadeIn hace aparecer los elementos HTML con opacidad. El método fadeOut decolora hasta desaparecer, es decir reduce la opacidad del elemento en forma progresiva.</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 text:style-name="P12"><text:span text:style-name="T9">Efecto con el método fadeTo.</text:span></text:p>
          </draw:text-box>
        </draw:frame>
        <draw:frame presentation:style-name="pr2" draw:text-style-name="P16" draw:layer="layout" svg:width="25.199cm" svg:height="14.009cm" svg:x="1.4cm" svg:y="4.914cm" presentation:class="outline" presentation:user-transformed="true">
          <draw:text-box>
            <text:p text:style-name="P16"><text:span text:style-name="T11">El método fadeTo puede modificar la opacidad de un elemento, el efecto es llevar la opacidad actual hasta el valor que le pasamos al método fadeTo</text:span></text:p>
            <text:p text:style-name="P16"><text:span text:style-name="T11">Podemos inicializar este método de las siguientes formas:</text:span></text:p>
            <text:p text:style-name="P23"><text:span text:style-name="T11"><text:s text:c="31"/></text:span><text:span text:style-name="T15">fadeTo([velocidad],[valor de opacidad])</text:span></text:p>
            <text:p text:style-name="P16"><text:span text:style-name="T11">Indicamos la velocidad de transición del estado actual al nuevo estado (slow/normal/fast) o un valor indicado en milisegúndos.</text:span></text:p>
            <text:p text:style-name="P16"><text:span text:style-name="T11">El valor de la opacidad es un numero real entre 0 y 1. 1 significa sin opacidad y 0 es transparente.</text:span></text:p>
            <text:p text:style-name="P16"><text:span text:style-name="T11">También podemos llamar al método fadeTo con tres parámetros:</text:span></text:p>
            <text:p text:style-name="P23"><text:span text:style-name="T11"><text:s text:c="27"/></text:span><text:span text:style-name="T15">fadeTo([velocidad],[valor de opacidad],[función])</text:span></text:p>
            <text:p text:style-name="P23"><text:span text:style-name="T11">Esta segunda estructura de la función permite ejecutar una función cuando finaliza la transición.</text:span></text:p>
            <text:p text:style-name="P23"><text:span text:style-name="T11">Hay que tener en cuenta que fadeTo por más que indiquemos el valor 0 en opacidad el espacio que ocupa el elemento en la página seguirá ocupado por un recuadro vacío.</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2" draw:layer="layout" svg:width="25.199cm" svg:height="3.506cm" svg:x="1.4cm" svg:y="0.837cm" presentation:class="title">
          <draw:text-box>
            <text:p text:style-name="P12"><text:span text:style-name="T9">Efecto con el método toggle.</text:span></text:p>
          </draw:text-box>
        </draw:frame>
        <draw:frame presentation:style-name="pr2" draw:text-style-name="P21" draw:layer="layout" svg:width="25.199cm" svg:height="12.18cm" svg:x="1.4cm" svg:y="4.914cm" presentation:class="outline">
          <draw:text-box>
            <text:p text:style-name="P21"><text:span text:style-name="T13">El método toggle permite cada vez que se ejecute cambiar de estado la visibilidad del elemento HTML, es decir si está visible pasa a oculto y si se encuentra oculto pasa a visible.</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24" draw:layer="layout" svg:width="25.199cm" svg:height="3.506cm" svg:x="1.4cm" svg:y="0.837cm" presentation:class="title">
          <draw:text-box>
            <text:p text:style-name="P24"><text:span text:style-name="T16">Iteración por los elementos (each)</text:span></text:p>
          </draw:text-box>
        </draw:frame>
        <draw:frame presentation:style-name="pr2" draw:text-style-name="P21" draw:layer="layout" svg:width="25.199cm" svg:height="12.18cm" svg:x="1.4cm" svg:y="4.914cm" presentation:class="outline" presentation:user-transformed="true">
          <draw:text-box>
            <text:p text:style-name="P21"><text:span text:style-name="T13">jQuery dispone de un método que nos permite asociar una función que se ejecutará por cada elemento que contenga la lista del objeto jQuery.</text:span></text:p>
            <text:p text:style-name="P21"><text:span text:style-name="T13">Dentro de esta función podemos manipular el elemento actual.</text:span></text:p>
            <text:p text:style-name="P21"><text:span text:style-name="T13">La sintaxis del iterador each es: </text:span></text:p>
            <text:p text:style-name="P25"><text:span text:style-name="T13"><text:s text:c="31"/></text:span><text:span text:style-name="T17">var x;</text:span></text:p>
            <text:p text:style-name="P25"><text:span text:style-name="T17"><text:s text:c="31"/></text:span><text:span text:style-name="T17">x=$([elementos]);</text:span></text:p>
            <text:p text:style-name="P25"><text:span text:style-name="T17"><text:s text:c="31"/></text:span><text:span text:style-name="T17">x.each([nombre de funcion])</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2H40M8S</meta:editing-duration>
    <meta:editing-cycles>14</meta:editing-cycles>
    <meta:generator>OpenOffice/4.1.3$Win32 OpenOffice.org_project/413m1$Build-9783</meta:generator>
    <dc:date>2017-02-15T12:53:41.26</dc:date>
    <meta:document-statistic meta:object-count="121"/>
  </office:meta>
</office:document-meta>
</file>